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URGEOIS Julien</text:p>
      <text:p text:style-name="Standard">ISAMBERT-PAYET Stev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Sommaire :</text:p>
      <text:p text:style-name="P2"/>
      <text:p text:style-name="P2">Presentation</text:p>
      <text:p text:style-name="P2"><text:tab/>Contexte</text:p>
      <text:p text:style-name="P2"><text:tab/>Objectif</text:p>
      <text:p text:style-name="P2"><text:tab/>Description de l'existant</text:p>
      <text:p text:style-name="P2"><text:tab/>Critères d'acceptabilité</text:p>
      <text:p text:style-name="P2"/>
      <text:p text:style-name="P2">Expression des besoins</text:p>
      <text:p text:style-name="P2"><text:tab/>Besoins fonctionnel</text:p>
      <text:p text:style-name="P2"><text:tab/>Besoins non fonctionnel</text:p>
      <text:p text:style-name="P2"><text:tab/></text:p>
      <text:p text:style-name="P2">Contraintes</text:p>
      <text:p text:style-name="P2"><text:tab/>Coût</text:p>
      <text:p text:style-name="P2"><text:tab/>Delai</text:p>
      <text:p text:style-name="P2"><text:tab/>Autres contraintes</text:p>
      <text:p text:style-name="P2"/>
      <text:p text:style-name="P2">Deroullement du projet</text:p>
      <text:p text:style-name="P2"><text:tab/>Planification</text:p>
      <text:p text:style-name="P2"><text:tab/>Plan d'assurance qualité</text:p>
      <text:p text:style-name="P2"><text:tab/>Documentatio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ésentation :</text:p>
      <text:p text:style-name="P2"/>
      <text:p text:style-name="P2"><text:soft-page-break/>Contexte :</text:p>
      <text:p text:style-name="P2"/>
      <text:p text:style-name="P2">Ce projet s'inscrit dans le cadre d'un bureau d'étude de fin de Licence Informatique. Il s'appuira sur les domaine de la robotique et de l'intelligence artificielle.</text:p>
      <text:p text:style-name="P2"/>
      <text:p text:style-name="P2">Objectifs :</text:p>
      <text:p text:style-name="P2"/>
      <text:p text:style-name="P2">Notre objectif sera de produire un robot pouvant tenir sur deux roue sans assistance et étant capable de suivre une ligne tracé au sol.</text:p>
      <text:p text:style-name="P2">Voici une liste plus détaillé de nos objectifs :</text:p>
      <text:p text:style-name="P2">-Maintiens de l'équilibre du robot a l'arret</text:p>
      <text:p text:style-name="P2">-Maintiens de l'équilibre du robot en avancement</text:p>
      <text:p text:style-name="P2">-Maintiens de l'équilibre du robot en tournant ( droite et gauche )</text:p>
      <text:p text:style-name="P2">-Développement d'un programme permettant de suivre une ligne continue</text:p>
      <text:p text:style-name="P2">-Développement d'un programme permettant de se déplacer sur un circuit a embranchement</text:p>
      <text:p text:style-name="P2"/>
      <text:p text:style-name="P2">Description de l'existant :</text:p>
      <text:p text:style-name="P2"/>
      <text:p text:style-name="P2">Materiel :</text:p>
      <text:p text:style-name="P2">-Robot Mindstorm EV3</text:p>
      <text:p text:style-name="P2">-Ensemble de modules ( gyroscope, capteur couleur, emetteur/recepteur d'ultrasons, moteurs )</text:p>
      <text:p text:style-name="P2">-Cable USB</text:p>
      <text:p text:style-name="P2">-Chargeur</text:p>
      <text:p text:style-name="P2"/>
      <text:p text:style-name="P2">Logiciel :</text:p>
      <text:p text:style-name="P2">-Eclipse </text:p>
      <text:p text:style-name="P2">-JRE 1.7</text:p>
      <text:p text:style-name="P2">-Plugin LEJOS</text:p>
      <text:p text:style-name="P2">-Firmware LEJOS</text:p>
      <text:p text:style-name="P2"/>
      <text:p text:style-name="P2">Critères d'acceptabilité du produit :</text:p>
      <text:p text:style-name="P2"/>
      <text:p text:style-name="P2">Procèdure de validations :</text:p>
      <text:p text:style-name="P2">Afin de valider notre projet, celui-ci subira une battrie de tests permettant de tester chacun des critères de validation indépendamment. Cela nous permettra d'établir si le projet est une réussite ou un echec, le cas échéant d'établir les raison de cet échec.</text:p>
      <text:p text:style-name="P2"/>
      <text:p text:style-name="P2">Critère d'acceptation :</text:p>
      <text:p text:style-name="P2">Afin que ce projet soit considéré comme une réussite il doit répondre aux critères suivants :</text:p>
      <text:p text:style-name="P2">-Le robot est capable de rester en équilibre sur deux roues en mouvement ou a l'arret.</text:p>
      <text:p text:style-name="P2">-Le robot est capable de se déplacer sur un circuit.</text:p>
      <text:p text:style-name="P2"/>
      <text:p text:style-name="P2"/>
      <text:p text:style-name="P2">Expression des besoins :</text:p>
      <text:p text:style-name="P2"/>
      <text:p text:style-name="P2">Besoins fonctionnel :</text:p>
      <text:p text:style-name="P2">-Le programme soit implémenter une fonction permettant au robot de tenir en équilibre</text:p>
      <text:p text:style-name="P2">-Le programme doit implémenter une fonction permettant au robot de se déplacer</text:p>
      <text:p text:style-name="P2">-Le programme doit implémenter une fonction permettant de résoudre un circuit</text:p>
      <text:p text:style-name="P2">-Le programme doit implémenter des classes pour chaques modules permettant une maintenance et mise a jour plus simple du programme</text:p>
      <text:p text:style-name="P2"/>
      <text:p text:style-name="P2"><text:soft-page-break/>Besoin non fonctionnel :</text:p>
      <text:p text:style-name="P2">-Le robot devra être capable de tenir en équilibre au moins 15 minutes</text:p>
      <text:p text:style-name="P2">-L'ensemble du programme doit tourner sur un robot Mindstorm EV3 tournant avec le firmware LEJOS EV3</text:p>
      <text:p text:style-name="P2"/>
      <text:p text:style-name="P2">Contraintes :</text:p>
      <text:p text:style-name="P2"/>
      <text:p text:style-name="P2">Coût :</text:p>
      <text:p text:style-name="P2">Pour la réalisation de ce projet le materiel suivant doit etre mis a disposition :</text:p>
      <text:p text:style-name="P2">-Robot Mindstrom EV3</text:p>
      <text:p text:style-name="P2">-Ordinateur muni d'eclipse ( avec le plugin LEJOS )</text:p>
      <text:p text:style-name="P2"/>
      <text:p text:style-name="P2">Delai :</text:p>
      <text:p text:style-name="P2">Date de livraison du produit : 4 Juin 2018</text:p>
      <text:p text:style-name="P2"/>
      <text:p text:style-name="P2">Autres contraintes :</text:p>
      <text:p text:style-name="P2">Pour le fonctionnement du robot il faut que la surface sur laquel celui-ci fonctionnera soit plate et à niveau.</text:p>
      <text:p text:style-name="P2"/>
      <text:p text:style-name="P2">Deroullement du projet :</text:p>
      <text:p text:style-name="P2"/>
      <text:p text:style-name="P2">Planification :</text:p>
      <text:p text:style-name="P2">Le projet va s'articuler autour de deux grands axes, le premier va être le maintiens de l'équilibre du robot.</text:p>
      <text:p text:style-name="P2">Nous allons décortiquer cet axe en plusieurs sous problèmes :</text:p>
      <text:p text:style-name="P2">-Maintiens de l'équilibre a l'arrêt</text:p>
      <text:p text:style-name="P2">-Maintiens de l'équilibre en avance </text:p>
      <text:p text:style-name="P2">-Maintiens de l'équilibre en rotation</text:p>
      <text:p text:style-name="P2">-Maintiens de l'équilibre sur une suite d'instruction ( avancer / tourner )</text:p>
      <text:p text:style-name="P2">Le second grand axe va être la résolution du problème consistant a se déplacer sur un circuit avec le robot.</text:p>
      <text:p text:style-name="P2">Nous allons découper cet axe en plusieurs sous problèmes :</text:p>
      <text:p text:style-name="P2">-Détection et suivie d'une ligne droite</text:p>
      <text:p text:style-name="P2">-Détection et suivie d'une ligne dans un/plusieurs virages</text:p>
      <text:p text:style-name="P2">-Détection et suivie d'une ligne sur un embranchement</text:p>
      <text:p text:style-name="P2">-Déplacement du robot sur un circuit de façon aléatoire</text:p>
      <text:p text:style-name="P2">-Déplacement du robot sur un circuit de façon intelligente (A*)</text:p>
      <text:p text:style-name="P2">-Résolution de problèmes sur ce même circuit</text:p>
      <text:p text:style-name="P2"/>
      <text:p text:style-name="P2">Plan d'assurance qualité :</text:p>
      <text:p text:style-name="P2">Afin de s'assurer de la qualité et de la sureté du programme utilisé l'outil Uppal sera utilisé pour évaluer notre programme. Nous effectuerons également une batterie de tests a chaque jalons de nos axes.</text:p>
      <text:p text:style-name="P2"/>
      <text:p text:style-name="P2">Documentation :</text:p>
      <text:p text:style-name="P2">A la livraison du produit, un manuelle d'utilisation simple devra être fournie afin de permettre a des personnes non initié de prendre en main et d'utiliser le program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BOURGEOIS</meta:initial-creator>
    <meta:creation-date>2018-04-11T13:09:07.53</meta:creation-date>
    <dc:date>2018-04-11T14:11:40.57</dc:date>
    <dc:creator>Julien BOURGEOIS</dc:creator>
    <meta:editing-duration>PT31M19S</meta:editing-duration>
    <meta:editing-cycles>5</meta:editing-cycles>
    <meta:generator>OpenOffice/4.1.3$Win32 OpenOffice.org_project/413m1$Build-9783</meta:generator>
    <meta:document-statistic meta:table-count="0" meta:image-count="0" meta:object-count="0" meta:page-count="4" meta:paragraph-count="89" meta:word-count="646" meta:character-count="4073"/>
  </office:meta>
</office:document-meta>
</file>